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900000012C51FDB038.gif"/>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2"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3"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4"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5"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6"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7"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0"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2"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5"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6"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7"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8"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1"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2"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6"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1pt" style:font-name-asian="DejaVuSans-Bold" style:font-size-asian="11pt" style:font-name-complex="DejaVuSans-Bold" style:font-size-complex="11pt"/>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9"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0"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4"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justify" style:justify-single-word="false" fo:text-indent="0cm" style:auto-text-indent="false" style:text-autospace="none"/>
    </style:style>
    <style:style style:name="P77"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8"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9"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1"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3"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4"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5"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6"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0" style:family="paragraph" style:parent-style-name="Standard">
      <style:paragraph-properties fo:margin-left="0cm" fo:margin-right="0.723cm" fo:text-align="justify" style:justify-single-word="false" fo:text-indent="0cm" style:auto-text-indent="false" style:text-autospace="none"/>
    </style:style>
    <style:style style:name="P91" style:family="paragraph" style:parent-style-name="Table_20_Contents">
      <style:paragraph-properties fo:margin-left="0.353cm" fo:margin-right="0.353cm" fo:text-align="center" style:justify-single-word="false" fo:text-indent="0cm" style:auto-text-indent="false"/>
    </style:style>
    <style:style style:name="P92"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4"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7" style:family="paragraph" style:parent-style-name="Standard">
      <style:paragraph-properties fo:margin-left="0cm" fo:margin-right="0.326cm" fo:text-align="justify" style:justify-single-word="false" fo:text-indent="0cm" style:auto-text-indent="false" style:text-autospace="none"/>
    </style:style>
    <style:style style:name="P98"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9"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0"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1"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2"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04"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05"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06"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style:font-name-asian="DejaVuSansMono-Bold" style:font-name-complex="DejaVuSansMono-Bold"/>
    </style:style>
    <style:style style:name="T39" style:family="text">
      <style:text-properties fo:color="#cccccc" style:font-name="DejaVuSans" fo:font-size="8pt" style:text-underline-style="none" style:font-name-asian="DejaVuSans" style:font-size-asian="8pt" style:font-name-complex="DejaVuSans" style:font-size-complex="8pt"/>
    </style:style>
    <style:style style:name="T40" style:family="text">
      <style:text-properties fo:color="#cccccc" style:font-name="DejaVuSans" style:text-underline-style="none" style:font-name-asian="DejaVuSans" style:font-name-complex="DejaVuSans"/>
    </style:style>
    <style:style style:name="T41"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2"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00ae00"/>
    </style:style>
    <style:style style:name="T44"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5"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6"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7"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48" style:family="text">
      <style:text-properties style:font-name="OpenSymbol" style:font-name-asian="OpenSymbol" style:font-name-complex="OpenSymbo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1">
        <draw:image xlink:href="Pictures/1000000000000096000000F96F4BDEF8.jpg" xlink:type="simple" xlink:show="embed" xlink:actuate="onLoad"/>
      </draw:frame>
      <draw:frame draw:style-name="fr2" draw:name="gráficos6" text:anchor-type="page" text:anchor-page-number="3" svg:x="3.794cm" svg:y="3.235cm" svg:width="3.581cm" svg:height="6.23cm" draw:z-index="5">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6">
        <draw:image xlink:href="Pictures/10000000000002580000031689583C70.png" xlink:type="simple" xlink:show="embed" xlink:actuate="onLoad"/>
      </draw:frame>
      <draw:frame draw:style-name="fr4" draw:name="gráficos5" text:anchor-type="page" text:anchor-page-number="3" svg:x="11.564cm" svg:y="21.519cm" svg:width="7.519cm" svg:height="5.535cm" draw:z-index="7">
        <draw:image xlink:href="Pictures/10000000000001900000012C51FDB038.gif"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3"><draw:image xlink:href="Pictures/100002010000074F0000048A7CCEB1E3.png" xlink:type="simple" xlink:show="embed" xlink:actuate="onLoad"/></draw:frame><draw:frame draw:style-name="fr6" draw:name="gráficos7" text:anchor-type="paragraph" svg:width="19.2cm" svg:height="4.791cm" draw:z-index="2"><draw:image xlink:href="Pictures/1000020100000762000001D8A471544C.png" xlink:type="simple" xlink:show="embed" xlink:actuate="onLoad"/></draw:frame><draw:frame draw:style-name="fr5" draw:name="gráficos9" text:anchor-type="paragraph" svg:x="2.499cm" svg:y="18.048cm" svg:width="16.002cm" svg:height="3.995cm" draw:z-index="0"><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5"/>
            <text:p text:style-name="P42"/>
            <text:p text:style-name="P42"/>
            <text:p text:style-name="P42"/>
            <text:p text:style-name="P42"/>
            <text:p text:style-name="P42"/>
            <text:p text:style-name="P42"/>
            <text:p text:style-name="P42"/>
            <text:p text:style-name="P42"/>
            <text:p text:style-name="P42"/>
            <text:p text:style-name="P42"/>
            <text:p text:style-name="P42"/>
            <text:p text:style-name="P42">Instalación e inicio de la aventura</text:p>
            <text:p text:style-name="P46"/>
            <text:p text:style-name="P50">Versión Windows</text:p>
            <text:p text:style-name="P50"/>
            <text:p text:style-name="P53"><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0"/>
            <text:p text:style-name="P53"><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0"/>
            <text:p text:style-name="P30"/>
            <text:p text:style-name="P52">Versión multiplataforma</text:p>
            <text:p text:style-name="P30"/>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0"/>
            <text:p text:style-name="P31">http://code.google.com/p/garglk/downloads</text:p>
            <text:p text:style-name="P30"/>
            <text:p text:style-name="P24">Una vez instalado, abre el archivo <text:span text:style-name="T33">alien.blb</text:span> desde <text:span text:style-name="T36">Gargoyle</text:span>.</text:p>
            <text:p text:style-name="P29"/>
            <text:p text:style-name="P19"/>
          </table:table-cell>
          <table:table-cell table:style-name="Tabla4.B1" office:value-type="string">
            <text:p text:style-name="P14"/>
          </table:table-cell>
          <table:table-cell table:style-name="Tabla4.C1" office:value-type="string">
            <text:p text:style-name="P92"/>
            <text:p text:style-name="P94"/>
            <text:p text:style-name="P50"/>
            <text:p text:style-name="P50"/>
            <text:p text:style-name="P50"/>
            <text:p text:style-name="P50">Versión Linux</text:p>
            <text:p text:style-name="P51"/>
            <text:p text:style-name="P67"><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 (</text:span><text:span text:style-name="T6">Ubuntu</text:span><text:span text:style-name="T4">, </text:span><text:span text:style-name="T6">Guadalinex</text:span><text:span text:style-name="T4">, </text:span><text:span text:style-name="T6">Linex</text:span><text:span text:style-name="T4">, etc.).</text:span></text:p>
            <text:p text:style-name="P79"/>
            <text:p text:style-name="P23">Para instalarlo correctamente, sigue lo siguientes pasos (el orden es impor-tante):</text:p>
            <text:p text:style-name="P23"/>
            <text:list xml:id="list1161823670" text:style-name="L1">
              <text:list-item>
                <text:p text:style-name="P98"><text:s/>Instala el intérprete <text:span text:style-name="T32">Gargoyle </text:span>des-cargando la versión adecuada para tu distribución y arquitectura en la siguien-te dirección:</text:p>
              </text:list-item>
            </text:list>
            <text:p text:style-name="P29"/>
            <text:p text:style-name="P32">http://code.google.com/p/garglk/downloads</text:p>
            <text:p text:style-name="P29"/>
            <text:p text:style-name="P29"><text:span text:style-name="T37">o bien, usa el sistema de gestión de paquetes de tu distribución:</text:span> </text:p>
            <text:p text:style-name="P23"/>
            <text:p text:style-name="P32">sudo apt-get install gargoyle-free</text:p>
            <text:p text:style-name="P29"/>
            <text:list xml:id="list1504454009" text:continue-numbering="true" text:style-name="L1">
              <text:list-item>
                <text:p text:style-name="P98"><text:s/>Instala la aventura pulsando en el siguiente enlace:</text:p>
                <text:p text:style-name="P99"/>
              </text:list-item>
            </text:list>
            <text:p text:style-name="P33">alphaaventuras-alien_0811241_all.deb</text:p>
            <text:p text:style-name="P69"/>
            <text:p text:style-name="P27">o bien, descarga el archivo en tu carpeta personal y ejecuta la siguiente orden desde una terminal:</text:p>
            <text:p text:style-name="P39"/>
            <text:p text:style-name="P34">sudo dpkg -i alphaaventuras-alien*</text:p>
            <text:p text:style-name="P34"/>
            <text:list xml:id="list392700425" text:continue-numbering="true" text:style-name="L1">
              <text:list-item>
                <text:p text:style-name="P100"><text:span text:style-name="T34"><text:s/>A·L·I·E·N</text:span><text:span text:style-name="T38"> </text:span><text:span text:style-name="T31">se instalará en el sub-menú de </text:span><text:span text:style-name="T35">Juegos</text:span><text:span text:style-name="T31">, dentro del menú de programas de tu entorno.</text:span></text:p>
              </text:list-item>
            </text:list>
            <text:p text:style-name="P22"/>
            <text:list xml:id="list1013970410" text:continue-numbering="true" text:style-name="L1">
              <text:list-header>
                <text:p text:style-name="P101"/>
                <text:p text:style-name="P102"/>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3"/>
            <text:p text:style-name="P43"/>
            <text:p text:style-name="P43">Acciones y órdenes</text:p>
            <text:p text:style-name="P35"/>
            <text:p text:style-name="P54"><text:span text:style-name="T11">A·L·I·E·N </text:span><text:span text:style-name="T4">es una </text:span><text:a xlink:type="simple" xlink:href="http://es.wikipedia.org/wiki/Aventura_conversacional"><text:span text:style-name="T40">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6"><text:span text:style-name="T21">&gt; </text:span><text:span text:style-name="T20">COGE LA CAJA DE HERRAMIENTAS</text:span></text:p>
            <text:p text:style-name="P56"><text:span text:style-name="T21">&gt; </text:span><text:span text:style-name="T20">ABRE EL ARMARIO</text:span></text:p>
            <text:p text:style-name="P56"><text:span text:style-name="T21">&gt; </text:span><text:span text:style-name="T20">COGE EL TRAJE ROJO Y PONTELO</text:span></text:p>
            <text:p text:style-name="P56"><text:span text:style-name="T21">&gt; </text:span><text:span text:style-name="T20">SACA TODO DE DENTRO DEL ARMARIO</text:span></text:p>
            <text:p text:style-name="P80"/>
            <text:p text:style-name="P61"><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90"/>
          </table:table-cell>
          <table:table-cell table:style-name="Tabla5.B1" office:value-type="string">
            <text:p text:style-name="P13"/>
          </table:table-cell>
          <table:table-cell table:style-name="Tabla5.C1" office:value-type="string">
            <text:p text:style-name="P91"/>
            <text:p text:style-name="P91"/>
            <text:p text:style-name="P25"/>
            <text:p text:style-name="P25"/>
            <text:p text:style-name="P25"/>
            <text:p text:style-name="P25">Las siguientes son algunas de las ac-ciones que se utilizan de manera más frecuente en una aventura conversa-cional:</text:p>
            <text:p text:style-name="P71"/>
            <text:p text:style-name="P64"><text:span text:style-name="T23">COGE </text:span><text:span text:style-name="T24">tal</text:span><text:span text:style-name="T17"> </text:span></text:p>
            <text:p text:style-name="P86"><text:span text:style-name="T4">Coger el objeto </text:span><text:span text:style-name="T7">tal</text:span><text:span text:style-name="T4">.</text:span></text:p>
            <text:p text:style-name="P25"/>
            <text:p text:style-name="P57"><text:span text:style-name="T19">DEJA </text:span><text:span text:style-name="T27">tal</text:span></text:p>
            <text:p text:style-name="P86"><text:span text:style-name="T4">Dejar el objeto </text:span><text:span text:style-name="T7">tal</text:span><text:span text:style-name="T4">.</text:span></text:p>
            <text:p text:style-name="P25"/>
            <text:p text:style-name="P57"><text:span text:style-name="T19">ABRE </text:span><text:span text:style-name="T27">tal</text:span></text:p>
            <text:p text:style-name="P86"><text:span text:style-name="T4">Abrir </text:span><text:span text:style-name="T7">tal</text:span><text:span text:style-name="T6"> </text:span><text:span text:style-name="T4">(normalmente una puerta o algún recipiente cerrado).</text:span></text:p>
            <text:p text:style-name="P25"/>
            <text:p text:style-name="P57"><text:span text:style-name="T19">CIERRA </text:span><text:span text:style-name="T27">tal</text:span></text:p>
            <text:p text:style-name="P86"><text:span text:style-name="T4">Cerrar </text:span><text:span text:style-name="T7">tal</text:span><text:span text:style-name="T6"> </text:span><text:span text:style-name="T4">(normalmente una puerta o algún recipiente abierto).</text:span></text:p>
            <text:p text:style-name="P25"/>
            <text:p text:style-name="P57"><text:span text:style-name="T19">METE </text:span><text:span text:style-name="T27">tal</text:span><text:span text:style-name="T26"> </text:span><text:span text:style-name="T19">EN </text:span><text:span text:style-name="T27">cual</text:span></text:p>
            <text:p text:style-name="P86"><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57"><text:span text:style-name="T19">SACA </text:span><text:span text:style-name="T27">tal</text:span><text:span text:style-name="T26"> </text:span><text:span text:style-name="T19">DE </text:span><text:span text:style-name="T27">cual</text:span></text:p>
            <text:p text:style-name="P86"><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57"><text:span text:style-name="T19">PONTE </text:span><text:span text:style-name="T27">tal</text:span></text:p>
            <text:p text:style-name="P86"><text:span text:style-name="T4">Ponerse el objeto </text:span><text:span text:style-name="T7">tal</text:span><text:span text:style-name="T6"> </text:span><text:span text:style-name="T4">(normalmente una prenda de ropa).</text:span></text:p>
            <text:p text:style-name="P25"/>
            <text:p text:style-name="P57"><text:span text:style-name="T19">QUITATE </text:span><text:span text:style-name="T27">tal</text:span></text:p>
            <text:p text:style-name="P86"><text:span text:style-name="T4">Quitarse el objeto </text:span><text:span text:style-name="T7">tal</text:span><text:span text:style-name="T6"> </text:span><text:span text:style-name="T4">(normalmente una prenda de ropa).</text:span></text:p>
            <text:p text:style-name="P25"/>
            <text:p text:style-name="P73">ENTRA</text:p>
            <text:p text:style-name="P88">Entrar dentro de algún sitio, posi-blemente a través de una puerta.</text:p>
            <text:p text:style-name="P25"/>
            <text:p text:style-name="P73">SAL</text:p>
            <text:p text:style-name="P88">Salir de dentro de algún sitio, posi-blemente a través de una puerta.</text:p>
            <text:p text:style-name="P25"/>
            <text:p text:style-name="P57"><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6"><text:span text:style-name="T4">Describir el objeto </text:span><text:span text:style-name="T7">tal</text:span><text:span text:style-name="T6"> </text:span><text:span text:style-name="T4">con detalle.</text:span></text:p>
            <text:p text:style-name="P25"/>
            <text:p text:style-name="P65"><text:span text:style-name="T19">INVENTARIO </text:span><text:span text:style-name="T11">(o </text:span><text:span text:style-name="T19">I</text:span><text:span text:style-name="T11">)</text:span></text:p>
            <text:p text:style-name="P89">Mostrar un listado con los objetos que posees actualmente.</text:p>
            <text:p text:style-name="P88"/>
            <text:p text:style-name="P97"/>
            <text:p text:style-name="P97"/>
            <text:p text:style-name="P97"/>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48"/>
            <text:p text:style-name="P47">El mundo</text:p>
            <text:p text:style-name="P37"/>
            <text:p text:style-name="P62"><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40"/>
            <text:p text:style-name="P63"><text:span text:style-name="T6">Por ejemplo</text:span><text:span text:style-name="T1">:</text:span></text:p>
            <text:p text:style-name="P25"/>
            <text:p text:style-name="P62"><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2"><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4">Personajes</text:p>
            <text:p text:style-name="P38"/>
            <text:p text:style-name="P25">A veces, será necesario enviar órdenes a algún personaje (por ejemplo, al Mayor Jason). En tal caso, deberás indicar el nombre del personaje seguido de una coma, y a continuación la orden que deseas enviarle:</text:p>
            <text:p text:style-name="P68"/>
            <text:p text:style-name="P59"><text:span text:style-name="T14">&gt; </text:span><text:span text:style-name="T20">JASON, COGE TU TRAJE</text:span></text:p>
            <text:p text:style-name="P60"><text:span text:style-name="T14">&gt; </text:span><text:span text:style-name="T20">JASON, SIGUEME</text:span></text:p>
            <text:p text:style-name="P71"/>
            <text:p text:style-name="P25">Para hablar con un personaje, o bien preguntarle algo, se usa la misma sintaxis:</text:p>
            <text:p text:style-name="P25"/>
            <text:p text:style-name="P60"><text:span text:style-name="T14">&gt; </text:span><text:span text:style-name="T20">JASON, HABLAME DE TI</text:span></text:p>
            <text:p text:style-name="P60"><text:span text:style-name="T14">&gt; </text:span><text:span text:style-name="T20">JASON, QUE OPINAS SOBRE</text:span></text:p>
            <text:p text:style-name="P75"><text:s text:c="2"/>EL PLANETA</text:p>
            <text:p text:style-name="P72"/>
            <text:p text:style-name="P28">Saber trabajar conjuntamente con los personajes es crucial para alcanzar el éxito en esta aventura.</text:p>
            <text:p text:style-name="P18"/>
            <text:p text:style-name="P18"/>
            <text:p text:style-name="P90"/>
          </table:table-cell>
          <table:table-cell table:style-name="Tabla2.B1" office:value-type="string">
            <text:p text:style-name="P13"/>
          </table:table-cell>
          <table:table-cell table:style-name="Tabla2.C1" office:value-type="string">
            <text:p text:style-name="P91"/>
            <text:p text:style-name="P93"/>
            <text:p text:style-name="P41"/>
            <text:p text:style-name="P49">Otras órdenes de interés</text:p>
            <text:p text:style-name="P45"/>
            <text:p text:style-name="P66"><text:span text:style-name="T20">SONIDO SI</text:span><text:span text:style-name="T12">/</text:span><text:span text:style-name="T20">NO</text:span></text:p>
            <text:p text:style-name="P88">Activar o desactivar todos los efectos sonoros.</text:p>
            <text:p text:style-name="P26"/>
            <text:p text:style-name="P66"><text:span text:style-name="T20">SONIDO FONDO SI</text:span><text:span text:style-name="T12">/</text:span><text:span text:style-name="T20">NO</text:span></text:p>
            <text:p text:style-name="P88">Activar o desactivar el sonido de fondo.</text:p>
            <text:p text:style-name="P26"/>
            <text:p text:style-name="P66"><text:span text:style-name="T20">SONIDO DETECTOR SI</text:span><text:span text:style-name="T12">/</text:span><text:span text:style-name="T20">NO</text:span></text:p>
            <text:p text:style-name="P88">Activar o desactivar el sonido del detector de movimiento.</text:p>
            <text:p text:style-name="P26"/>
            <text:p text:style-name="P66"><text:span text:style-name="T20">GRAFICOS SI</text:span><text:span text:style-name="T12">/</text:span><text:span text:style-name="T20">NO</text:span></text:p>
            <text:p text:style-name="P88">Activar o desactivar la visualización de gráficos.</text:p>
            <text:p text:style-name="P26"/>
            <text:p text:style-name="P66"><text:span text:style-name="T20">GRAFICOS PEQUEÑOS</text:span><text:span text:style-name="T12">/</text:span></text:p>
            <text:p text:style-name="P66"><text:span text:style-name="T12"><text:s text:c="9"/></text:span><text:span text:style-name="T20">MEDIANOS</text:span><text:span text:style-name="T12">/</text:span><text:span text:style-name="T20">GRANDES</text:span></text:p>
            <text:p text:style-name="P88">Cambia el tamaño de la ventana de gráficos (por omisión se mostrarán en tamaño MEDIANO).</text:p>
            <text:p text:style-name="P26"/>
            <text:p text:style-name="P66"><text:span text:style-name="T20">SALIDAS </text:span><text:span text:style-name="T12">(o</text:span><text:span text:style-name="T20"> X</text:span><text:span text:style-name="T12">)</text:span></text:p>
            <text:p text:style-name="P88">Mostrar las salidas visibles en la localidad actual.</text:p>
            <text:p text:style-name="P26"/>
            <text:p text:style-name="P66"><text:span text:style-name="T20">SALIDAS SI</text:span><text:span text:style-name="T12">/</text:span><text:span text:style-name="T20">NO</text:span></text:p>
            <text:p text:style-name="P88">Mostrar u ocultar automáticamente las salidas visibles en cada localidad.</text:p>
            <text:p text:style-name="P26"/>
            <text:p text:style-name="P58"><text:span text:style-name="T20">SAVE </text:span><text:span text:style-name="T12">(o </text:span><text:span text:style-name="T20">GUARDAR</text:span><text:span text:style-name="T12">)</text:span></text:p>
            <text:p text:style-name="P88">Almacenar la situación actual en un archivo externo, para poder volver a él en cualquier momento.</text:p>
            <text:p text:style-name="P26"/>
            <text:p text:style-name="P66"><text:span text:style-name="T20">LOAD </text:span><text:span text:style-name="T12">(o </text:span><text:span text:style-name="T20">RECUPERAR</text:span><text:span text:style-name="T12">)</text:span></text:p>
            <text:p text:style-name="P87"><text:span text:style-name="T4">Recuperar una situación previa-mente guardada con </text:span><text:span text:style-name="T10">SAVE </text:span><text:span text:style-name="T4">o </text:span><text:span text:style-name="T10">GUARDAR</text:span><text:span text:style-name="T4">.</text:span></text:p>
            <text:p text:style-name="P26"/>
            <text:p text:style-name="P74">AYUDA</text:p>
            <text:p text:style-name="P88">Por si alguna vez te encuentras atascado.</text:p>
            <text:p text:style-name="P26"/>
            <text:p text:style-name="P74">REINICIAR</text:p>
            <text:p text:style-name="P88">Volver a empezar desde el principio.</text:p>
            <text:p text:style-name="P26"/>
            <text:p text:style-name="P66"><text:span text:style-name="T20">ACABAR </text:span><text:span text:style-name="T12">(o </text:span><text:span text:style-name="T20">FIN</text:span><text:span text:style-name="T12">)</text:span></text:p>
            <text:p text:style-name="P88">Salir de la aventura (cuidado: no guarda la situación actual).</text:p>
            <text:p text:style-name="P97"/>
          </table:table-cell>
        </table:table-row>
      </table:table>
      <text:p text:style-name="P3"/>
      <text:p text:style-name="P3"/>
      <text:p text:style-name="P3"><text:soft-page-break/></text:p>
      <table:table table:name="Tabla1" table:style-name="Tabla1">
        <table:table-column table:style-name="Tabla1.A"/>
        <table:table-row table:style-name="Tabla1.1">
          <table:table-cell table:style-name="Tabla1.A1" office:value-type="string">
            <text:p text:style-name="P1"/>
            <text:p text:style-name="P44">Consejos y ayudas</text:p>
            <text:p text:style-name="P6"/>
            <text:list xml:id="list445092145" text:style-name="L2">
              <text:list-item>
                <text:p text:style-name="P103">Examina todo lo que encuentres. Varias veces si hace falta.</text:p>
              </text:list-item>
              <text:list-item>
                <text:p text:style-name="P104">Recoge todos los objetos que puedas; podrían serte de utilidad.</text:p>
              </text:list-item>
              <text:list-item>
                <text:p text:style-name="P104">Habla con los demás personajes. A veces te darán pistas útiles.</text:p>
              </text:list-item>
            </text:list>
            <text:list xml:id="list745196531" text:style-name="L3">
              <text:list-item>
                <text:p text:style-name="P105"><text:span text:style-name="T47">E</text:span><text:span text:style-name="T44">l azar es parte de esta aventura. Tenlo en cuenta </text:span><text:span text:style-name="T45">a la hora de llevar a cabo determinadas acciones.</text:span></text:p>
              </text:list-item>
              <text:list-item>
                <text:p text:style-name="P106"><text:span text:style-name="T46">Graba frecuentemente tu situación con la orden </text:span><text:span text:style-name="T25">GUARDAR</text:span><text:span text:style-name="T46">. Nunca se sabe lo que puedes encontrarte tras esa esquina...</text:span></text:p>
              </text:list-item>
              <text:list-item>
                <text:p text:style-name="P106"><text:span text:style-name="T46">Si te encuentras con algún fallo o no sabes cómo avanzar, puedes plantear tus dudas en el </text:span><text:a xlink:type="simple" xlink:href="http://foro.caad.es/"><text:span text:style-name="T41">foro del CAAD</text:span></text:a><text:span text:style-name="T46"> o en </text:span><text:a xlink:type="simple" xlink:href="mailto:alpha.aventuras@gmail.com"><text:span text:style-name="T42">alpha.aventuras@gmail.com</text:span></text:a><text:span text:style-name="T46">.</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4">Créditos y licencia</text:p>
            <text:p text:style-name="P77"/>
            <text:p text:style-name="P78"><text:span text:style-name="T15">• </text:span><text:span text:style-name="T16">PROGRAMACIÓN Y DISEÑO:</text:span></text:p>
            <text:p text:style-name="P36"><text:span text:style-name="T48">- </text:span><text:span text:style-name="T31">Ricardo Pérez López</text:span></text:p>
            <text:p text:style-name="P70"/>
            <text:p text:style-name="P55"><text:span text:style-name="T15">• </text:span><text:span text:style-name="T16">GRÁFICOS E IDEA ORIGINAL:</text:span></text:p>
            <text:p text:style-name="P36"><text:span text:style-name="T48">- </text:span><text:span text:style-name="T31">Manuel Millán Ruiz</text:span></text:p>
            <text:p text:style-name="P70"/>
            <text:p text:style-name="P55"><text:span text:style-name="T15">• </text:span><text:span text:style-name="T16">TEXTOS:</text:span></text:p>
            <text:p text:style-name="P36"><text:span text:style-name="T48">- </text:span><text:span text:style-name="T31">Ricardo Pérez López</text:span></text:p>
            <text:p text:style-name="P36"><text:span text:style-name="T48">- </text:span><text:span text:style-name="T31">Francisco J. Roldán Domínguez</text:span></text:p>
            <text:p text:style-name="P36"><text:span text:style-name="T48">- </text:span><text:span text:style-name="T31">Manuel I. Monge García</text:span></text:p>
            <text:p text:style-name="P25"/>
            <text:p text:style-name="P76"/>
          </table:table-cell>
          <table:table-cell table:style-name="Tabla7.B1" office:value-type="string">
            <text:p text:style-name="P13"/>
          </table:table-cell>
          <table:table-cell table:style-name="Tabla7.C1" office:value-type="string">
            <text:p text:style-name="P26"/>
            <text:p text:style-name="P96"/>
            <text:p text:style-name="P55"><text:span text:style-name="T15">• </text:span><text:span text:style-name="T16">MAPEADO Y MANUALES:</text:span></text:p>
            <text:p text:style-name="P36"><text:span text:style-name="T48">- </text:span><text:span text:style-name="T31">Francisco J. Roldán Domínguez</text:span></text:p>
            <text:p text:style-name="P36"><text:span text:style-name="T48">- </text:span><text:span text:style-name="T31">Ricardo Pérez López</text:span></text:p>
            <text:p text:style-name="P36"><text:span text:style-name="T48">- </text:span><text:span text:style-name="T31">Antonio Matiola Ortiz</text:span></text:p>
            <text:p text:style-name="P70"/>
            <text:p text:style-name="P55"><text:span text:style-name="T15">• </text:span><text:span text:style-name="T16">PRUEBAS:</text:span></text:p>
            <text:p text:style-name="P36"><text:span text:style-name="T48">- </text:span><text:span text:style-name="T31">Ricardo Pérez López</text:span></text:p>
            <text:p text:style-name="P36"><text:span text:style-name="T48">- </text:span><text:span text:style-name="T31">Francisco J. Roldán Domínguez</text:span></text:p>
            <text:p text:style-name="P36"><text:span text:style-name="T48">- </text:span><text:span text:style-name="T31">Manuel Millán Ruiz</text:span></text:p>
            <text:p text:style-name="P36"><text:span text:style-name="T48">- </text:span><text:span text:style-name="T31">Francisco Picazo Millán</text:span></text:p>
            <text:p text:style-name="P36"><text:span text:style-name="T48">-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2"/>
            <text:p text:style-name="P81"><text:span text:style-name="T2">Nuestro agradecimiento a todos los integrantes del </text:span><text:a xlink:type="simple" xlink:href="http://www.caad.es/"><text:span text:style-name="T39">CAAD</text:span></text:a><text:span text:style-name="T28"> </text:span><text:span text:style-name="T2">que nos han ayudado,</text:span></text:p>
            <text:p text:style-name="P82">directa o indirectamente, en el desarrollo de esta aventura.</text:p>
            <text:p text:style-name="P82"/>
            <text:p text:style-name="P82">Ni Alpha Aventuras ni ninguno de sus miembros se hace responsable de</text:p>
            <text:p text:style-name="P82">los posibles daños ocasionados por el uso de este programa.</text:p>
            <text:p text:style-name="P82"/>
            <text:p text:style-name="P82">Se permite la libre distribución de esta obra en conjunto</text:p>
            <text:p text:style-name="P82">o de cualquiera de sus componentes por separado.</text:p>
            <text:p text:style-name="P82"/>
            <text:p text:style-name="P81"><text:span text:style-name="T3">Este software ha sido publicado bajo la licencia </text:span><text:a xlink:type="simple" xlink:href="http://www.gnu.org/licenses/gpl-3.0.html"><text:span text:style-name="T29">GNU GPL v3</text:span></text:a><text:span text:style-name="T3">.</text:span></text:p>
            <text:p text:style-name="P83">La documentación que le acompaña ha sido publicada bajo la licencia</text:p>
            <text:p text:style-name="P81"><text:a xlink:type="simple" xlink:href="http://creativecommons.org/licenses/by-nc-sa/2.5/es/"><text:span text:style-name="T29">Creative Commons Reconocimiento-No comercial-Compartir bajo la misma licencia 2.5 España</text:span></text:a><text:span text:style-name="T3">.</text:span></text:p>
            <text:p text:style-name="P83"/>
            <text:p text:style-name="P84"><draw:a xlink:type="simple" xlink:href="http://wiki.caad.es/Alpha_Aventuras"><draw:frame draw:style-name="fr7" draw:name="gráficos1" text:anchor-type="char" svg:x="4.805cm" svg:y="0.351cm" svg:width="7.421cm" svg:height="2.82cm" draw:z-index="4"><draw:image xlink:href="Pictures/1000020100000291000000FA9A163623.png" xlink:type="simple" xlink:show="embed" xlink:actuate="onLoad"/></draw:frame></draw:a></text:p>
            <text:p text:style-name="P85">© <text:span text:style-name="T43">2008-2012</text:span> <text:span text:style-name="T37">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11T16:47:45</dc:date>
    <dc:creator>Ricardo López</dc:creator>
    <meta:editing-duration>PT06H33M47S</meta:editing-duration>
    <meta:editing-cycles>72</meta:editing-cycles>
    <meta:generator>OpenOffice.org/3.2$Linux OpenOffice.org_project/320m12$Build-9483</meta:generator>
    <meta:document-statistic meta:table-count="7" meta:image-count="8" meta:object-count="0" meta:page-count="6" meta:paragraph-count="139" meta:word-count="1351" meta:character-count="8265"/>
  </office:meta>
</office:document-meta>
</file>